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Black" svg:font-family="'Arial Black'"/>
    <style:font-face style:name="OpenSymbol" svg:font-family="OpenSymbol"/>
    <style:font-face style:name="Arial" svg:font-family="Arial" style:font-family-generic="swiss"/>
    <style:font-face style:name="Calibri" svg:font-family="Calibri" style:font-family-generic="swiss"/>
    <style:font-face style:name="Lucida Sans1" svg:font-family="'Lucida Sans'" style:font-family-generic="swiss"/>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44pt" officeooo:rsid="001bede2" style:font-size-asian="38.5pt" style:font-size-complex="44pt"/>
    </style:style>
    <style:style style:name="P2" style:family="paragraph" style:parent-style-name="Standard">
      <style:paragraph-properties fo:text-align="center" style:justify-single-word="false"/>
      <style:text-properties fo:font-size="44pt" officeooo:rsid="001bede2" officeooo:paragraph-rsid="001bede2" style:font-size-asian="38.5pt" style:font-size-complex="44pt"/>
    </style:style>
    <style:style style:name="P3" style:family="paragraph" style:parent-style-name="Standard">
      <style:paragraph-properties fo:text-align="center" style:justify-single-word="false"/>
      <style:text-properties fo:font-size="44pt" fo:font-weight="bold" officeooo:rsid="001bede2" officeooo:paragraph-rsid="001bede2" style:font-size-asian="38.5pt" style:font-weight-asian="bold" style:font-size-complex="44pt" style:font-weight-complex="bold"/>
    </style:style>
    <style:style style:name="P4" style:family="paragraph" style:parent-style-name="Standard">
      <style:paragraph-properties fo:text-align="center" style:justify-single-word="false"/>
      <style:text-properties fo:font-size="36pt" officeooo:rsid="001bede2" officeooo:paragraph-rsid="001bede2" style:font-size-asian="31.5pt" style:font-size-complex="36pt"/>
    </style:style>
    <style:style style:name="P5" style:family="paragraph" style:parent-style-name="Standard">
      <style:paragraph-properties fo:text-align="center" style:justify-single-word="false"/>
      <style:text-properties fo:font-size="22pt" officeooo:rsid="001bede2" officeooo:paragraph-rsid="001bede2" style:font-size-asian="19.25pt" style:font-size-complex="22pt"/>
    </style:style>
    <style:style style:name="P6" style:family="paragraph" style:parent-style-name="Standard">
      <style:paragraph-properties fo:text-align="center" style:justify-single-word="false"/>
      <style:text-properties fo:font-size="36pt" officeooo:rsid="001bede2" officeooo:paragraph-rsid="00308354" style:font-size-asian="31.5pt" style:font-size-complex="36pt"/>
    </style:style>
    <style:style style:name="P7" style:family="paragraph" style:parent-style-name="Text_20_body">
      <style:text-properties fo:font-weight="bold" officeooo:paragraph-rsid="00308354" style:font-weight-asian="bold" style:font-weight-complex="bold"/>
    </style:style>
    <style:style style:name="P8" style:family="paragraph" style:parent-style-name="Text_20_body" style:list-style-name="L2">
      <style:text-properties fo:font-weight="bold" officeooo:paragraph-rsid="0033ac1f" style:font-weight-asian="bold" style:font-weight-complex="bold"/>
    </style:style>
    <style:style style:name="P9" style:family="paragraph" style:parent-style-name="Text_20_body" style:list-style-name="L2">
      <style:text-properties fo:font-weight="bold" officeooo:paragraph-rsid="0033b54c" style:font-weight-asian="bold" style:font-weight-complex="bold"/>
    </style:style>
    <style:style style:name="P10" style:family="paragraph" style:parent-style-name="Text_20_body" style:list-style-name="L2">
      <style:text-properties fo:font-weight="bold" officeooo:paragraph-rsid="0033ce0c" style:font-weight-asian="bold" style:font-weight-complex="bold"/>
    </style:style>
    <style:style style:name="P11" style:family="paragraph" style:parent-style-name="Text_20_body" style:list-style-name="L2">
      <style:text-properties fo:font-weight="bold" officeooo:paragraph-rsid="0035996b" style:font-weight-asian="bold" style:font-weight-complex="bold"/>
    </style:style>
    <style:style style:name="P12" style:family="paragraph" style:parent-style-name="Text_20_body">
      <style:text-properties fo:font-weight="bold" officeooo:paragraph-rsid="0033b54c" style:font-weight-asian="bold" style:font-weight-complex="bold"/>
    </style:style>
    <style:style style:name="P13" style:family="paragraph" style:parent-style-name="Text_20_body">
      <style:text-properties officeooo:paragraph-rsid="00308354"/>
    </style:style>
    <style:style style:name="P14" style:family="paragraph" style:parent-style-name="Text_20_body" style:list-style-name="L2">
      <style:text-properties officeooo:paragraph-rsid="00308b36"/>
    </style:style>
    <style:style style:name="P15" style:family="paragraph" style:parent-style-name="Text_20_body" style:list-style-name="L2">
      <style:text-properties officeooo:paragraph-rsid="0031b452"/>
    </style:style>
    <style:style style:name="P16" style:family="paragraph" style:parent-style-name="Text_20_body" style:list-style-name="L2">
      <style:text-properties officeooo:paragraph-rsid="003367b0"/>
    </style:style>
    <style:style style:name="P17" style:family="paragraph" style:parent-style-name="Text_20_body">
      <style:text-properties officeooo:paragraph-rsid="00308b36"/>
    </style:style>
    <style:style style:name="P18" style:family="paragraph" style:parent-style-name="Text_20_body">
      <style:text-properties officeooo:paragraph-rsid="00342189"/>
    </style:style>
    <style:style style:name="P19" style:family="paragraph" style:parent-style-name="Text_20_body">
      <style:text-properties officeooo:paragraph-rsid="0035996b"/>
    </style:style>
    <style:style style:name="P20" style:family="paragraph" style:parent-style-name="Text_20_body" style:list-style-name="L3">
      <style:text-properties officeooo:paragraph-rsid="0035996b"/>
    </style:style>
    <style:style style:name="P21" style:family="paragraph" style:parent-style-name="Text_20_body" style:list-style-name="L3">
      <style:text-properties officeooo:paragraph-rsid="0035b091"/>
    </style:style>
    <style:style style:name="P22" style:family="paragraph" style:parent-style-name="Text_20_body">
      <style:text-properties officeooo:paragraph-rsid="0035b091"/>
    </style:style>
    <style:style style:name="P23" style:family="paragraph" style:parent-style-name="Text_20_body">
      <style:text-properties officeooo:paragraph-rsid="00365c69"/>
    </style:style>
    <style:style style:name="P24" style:family="paragraph" style:parent-style-name="Heading_20_1">
      <style:text-properties officeooo:paragraph-rsid="00308354"/>
    </style:style>
    <style:style style:name="P25" style:family="paragraph" style:parent-style-name="Heading_20_1">
      <style:text-properties officeooo:paragraph-rsid="00308b36"/>
    </style:style>
    <style:style style:name="P26" style:family="paragraph" style:parent-style-name="Heading_20_1">
      <style:text-properties officeooo:paragraph-rsid="00342189"/>
    </style:style>
    <style:style style:name="P27" style:family="paragraph" style:parent-style-name="Heading_20_1">
      <style:text-properties officeooo:paragraph-rsid="00365c69"/>
    </style:style>
    <style:style style:name="P28" style:family="paragraph" style:parent-style-name="Heading_20_1">
      <style:paragraph-properties fo:break-before="page"/>
      <style:text-properties fo:font-weight="bold" officeooo:paragraph-rsid="00308354" style:font-weight-asian="bold" style:font-weight-complex="bold"/>
    </style:style>
    <style:style style:name="T1" style:family="text">
      <style:text-properties fo:font-weight="bold" officeooo:rsid="00308354" style:font-weight-asian="bold" style:font-weight-complex="bold"/>
    </style:style>
    <style:style style:name="T2" style:family="text">
      <style:text-properties fo:font-weight="bold" officeooo:rsid="00308b36" style:font-weight-asian="bold" style:font-weight-complex="bold"/>
    </style:style>
    <style:style style:name="T3" style:family="text">
      <style:text-properties fo:font-weight="bold" officeooo:rsid="0031b452" style:font-weight-asian="bold" style:font-weight-complex="bold"/>
    </style:style>
    <style:style style:name="T4" style:family="text">
      <style:text-properties fo:font-weight="bold" officeooo:rsid="003367b0" style:font-weight-asian="bold" style:font-weight-complex="bold"/>
    </style:style>
    <style:style style:name="T5" style:family="text">
      <style:text-properties fo:font-weight="normal" officeooo:rsid="00308354" style:font-weight-asian="normal" style:font-weight-complex="normal"/>
    </style:style>
    <style:style style:name="T6" style:family="text">
      <style:text-properties fo:font-weight="normal" officeooo:rsid="00308b36" style:font-weight-asian="normal" style:font-weight-complex="normal"/>
    </style:style>
    <style:style style:name="T7" style:family="text">
      <style:text-properties fo:font-weight="normal" officeooo:rsid="0031b452" style:font-weight-asian="normal" style:font-weight-complex="normal"/>
    </style:style>
    <style:style style:name="T8" style:family="text">
      <style:text-properties fo:font-weight="normal" officeooo:rsid="003367b0" style:font-weight-asian="normal" style:font-weight-complex="normal"/>
    </style:style>
    <style:style style:name="T9" style:family="text">
      <style:text-properties fo:font-weight="normal" officeooo:rsid="0033ac1f" style:font-weight-asian="normal" style:font-weight-complex="normal"/>
    </style:style>
    <style:style style:name="T10" style:family="text">
      <style:text-properties fo:font-weight="normal" officeooo:rsid="0033b54c" style:font-weight-asian="normal" style:font-weight-complex="normal"/>
    </style:style>
    <style:style style:name="T11" style:family="text">
      <style:text-properties fo:font-weight="normal" officeooo:rsid="0033ce0c" style:font-weight-asian="normal" style:font-weight-complex="normal"/>
    </style:style>
    <style:style style:name="T12" style:family="text">
      <style:text-properties fo:font-weight="normal" officeooo:rsid="00342189" style:font-weight-asian="normal" style:font-weight-complex="normal"/>
    </style:style>
    <style:style style:name="T13" style:family="text">
      <style:text-properties fo:font-weight="normal" officeooo:rsid="0035996b" style:font-weight-asian="normal" style:font-weight-complex="normal"/>
    </style:style>
    <style:style style:name="T14" style:family="text">
      <style:text-properties fo:font-weight="normal" officeooo:rsid="0035b091" style:font-weight-asian="normal" style:font-weight-complex="normal"/>
    </style:style>
    <style:style style:name="T15" style:family="text">
      <style:text-properties fo:font-weight="normal" officeooo:rsid="00365c69" style:font-weight-asian="normal" style:font-weight-complex="normal"/>
    </style:style>
    <style:style style:name="T16" style:family="text">
      <style:text-properties fo:font-weight="normal" officeooo:rsid="003772a3" style:font-weight-asian="normal" style:font-weight-complex="normal"/>
    </style:style>
    <style:style style:name="T17" style:family="text">
      <style:text-properties officeooo:rsid="00308354"/>
    </style:style>
    <style:style style:name="T18" style:family="text">
      <style:text-properties officeooo:rsid="0033ac1f"/>
    </style:style>
    <style:style style:name="T19" style:family="text">
      <style:text-properties officeooo:rsid="0033b54c"/>
    </style:style>
    <style:style style:name="T20" style:family="text">
      <style:text-properties officeooo:rsid="0033ce0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Cellular Land</text:p>
      <text:p text:style-name="P2"/>
      <text:p text:style-name="P6"><text:span text:style-name="T17">Programátorská dokumtance</text:span></text:p>
      <text:p text:style-name="P4"/>
      <text:p text:style-name="P4"/>
      <text:p text:style-name="P4"/>
      <text:p text:style-name="P4"/>
      <text:p text:style-name="P4"/>
      <text:p text:style-name="P4"/>
      <text:p text:style-name="P5">Autor: Jakub Sosnovec</text:p>
      <text:h text:style-name="P28" text:outline-level="1"><text:span text:style-name="T5">Použité technologie</text:span></text:h>
      <text:p text:style-name="P13"><text:span text:style-name="T5">Program je napsán v jazyce Java verze 1.8, pro grafické prvky je použita knihova JavaFX 8.0 </text:span><text:span text:style-name="T11">a </text:span><text:span text:style-name="T5">jazyk</text:span><text:span text:style-name="T11">y</text:span><text:span text:style-name="T5"> JavaFX FXML </text:span><text:span text:style-name="T11">a JavaFX CSS</text:span><text:span text:style-name="T5">. </text:span></text:p>
      <text:p text:style-name="P13"><text:span text:style-name="T11">Vývoj proběhl v</text:span><text:span text:style-name="T5"> IDE NetBeans 8.0.2, pro návrh grafického rozhraní byl použit nástroj JavaFX Scene Builder 2.0.</text:span></text:p>
      <text:h text:style-name="P24" text:outline-level="1"><text:span text:style-name="T5">Struktura programu</text:span></text:h>
      <text:p text:style-name="P13"><text:span text:style-name="T5">Program je rozčleněn do několika tříd, hlavní snahou bylo oddělit třídy obstarávající grafické rozhraní od tříd poskytující mechaniku hry. </text:span></text:p>
      <text:p text:style-name="P13"><text:span text:style-name="T5">S</text:span><text:span text:style-name="T11">truktura a umístění grafických prvků</text:span><text:span text:style-name="T5"> rozhraní j</text:span><text:span text:style-name="T11">sou</text:span><text:span text:style-name="T5"> uložen</text:span><text:span text:style-name="T11">y </text:span><text:span text:style-name="T5">v soboru FXMLDocument.fxml, v souboru cssconfig.css jsou uloženy další přizpůsobení vzhledu. </text:span></text:p>
      <text:p text:style-name="P13"><text:span text:style-name="T5">Třídy lze rozdělit </text:span><text:span text:style-name="T11">do dvou kategorií na základě toho, jestli primárně obstarávají grafickou stránku, nebo mechaniku hry</text:span><text:span text:style-name="T5">:</text:span></text:p>
      <text:p text:style-name="P17"><text:span text:style-name="T1">GUI:</text:span><text:span text:style-name="T5"> FXMLDocumentController, GridController, ManaController, NapovedaText, DigitalWatch, StatisticsRecord.</text:span></text:p>
      <text:p text:style-name="P7"><text:span text:style-name="T17">Mechanika hry: </text:span><text:span text:style-name="T5">Mechanics, AutomatonGenerator, Cautomaton, </text:span><text:span text:style-name="T6">ButtonNode.</text:span></text:p>
      <text:h text:style-name="P25" text:outline-level="1"><text:span text:style-name="T6">Popis funkcionality jednotlivých tříd</text:span></text:h>
      <text:list xml:id="list4493746842251261362" text:style-name="L2">
        <text:list-item>
          <text:p text:style-name="P14"><text:span text:style-name="T1">FXMLDocumentController</text:span><text:span text:style-name="T5">: </text:span><text:span text:style-name="T6">Třída obsluhující přímo grafické rozhraní. Obsahuje inicializaci prvků a veškeré metody, které jsou použity jako listenery </text:span><text:span text:style-name="T11">na akce </text:span><text:span text:style-name="T6">u aktivních prvků v menu hry. Obsahuje reference na grafické prvky, které jsou při spuštění aplikace </text:span><text:span text:style-name="T11">nahrané</text:span><text:span text:style-name="T6"> z FXML. <text:line-break/>Inicializuje další controllery grafických prvků. Slouží tedy primárně jako rozhraní mezi grafikou a mechanikou hry.</text:span></text:p>
        </text:list-item>
        <text:list-item>
          <text:p text:style-name="P14"><text:span text:style-name="T2">GridController</text:span><text:span text:style-name="T6">: Obstarává </text:span><text:span text:style-name="T11">veškerou</text:span><text:span text:style-name="T6"> funkcionalitu </text:span><text:span text:style-name="T11">spojenou s</text:span><text:span text:style-name="T6"> hlavní</text:span><text:span text:style-name="T11">m</text:span><text:span text:style-name="T6"> hrací</text:span><text:span text:style-name="T11">m</text:span><text:span text:style-name="T6"> pole</text:span><text:span text:style-name="T11">m</text:span><text:span text:style-name="T6">. Udržuje si reference na všechny instance Button, ze kterých se hrací plocha skládá. Ty inicializuje a </text:span><text:span text:style-name="T11">předává akce na nich provedené na instance třídy ButtonNode</text:span><text:span text:style-name="T6">.<text:line-break/>Obsahuje objekt Timeline, který zajišťuje obnovování hrací plochy v pravidelných intervalech. Dále používá třídu ManaController a komunikuje s ní během výpočtů.</text:span></text:p>
        </text:list-item>
        <text:list-item>
          <text:p text:style-name="P15"><text:span text:style-name="T3">ManaController</text:span><text:span text:style-name="T7">: Zajišťuje funkci prvku ukazatele many. Obsahuje metody pro zastavení automatu, kliknutí na buňku a restartování automatu, při jejich zavolání se provede náležitá akce s manou (při jejím dostatku). Jako ukazatel many je použit objekt ProgressBar z knihovny JavaFX, rychlost jeho doplňování a vyprazdňování ovlivňuje Timeline objekt, který je použit interně v </text:span><text:span text:style-name="T11">této</text:span><text:span text:style-name="T7"> třídě.</text:span></text:p>
        </text:list-item>
        <text:list-item>
          <text:p text:style-name="P15"><text:span text:style-name="T3">DigitalWatch</text:span><text:span text:style-name="T7">: Obstarává funkci hodin v hlavním menu, </text:span><text:span text:style-name="T8">obsluhuje instanci třídy Label</text:span><text:span text:style-name="T7">. </text:span><text:span text:style-name="T8">Obsahuje metody pro práci s časem, jako je resetování, spuštění, přičtení nějakého počtu sekund.</text:span></text:p>
        </text:list-item>
        <text:list-item>
          <text:p text:style-name="P16"><text:span text:style-name="T4">StatisticsRecord</text:span><text:span text:style-name="T8">: Instance této třídy zapouzdřuje jeden zápis do statistik. Také obsahuje metody pro načtení a parsování těchto zápisů z textového soubor se všemi zápisy a metodu pro vytvoření a zapsání nového rekordu.</text:span></text:p>
        </text:list-item>
        <text:list-item>
          <text:p text:style-name="P8"><text:span text:style-name="T18">NapovedaText: </text:span><text:span text:style-name="T9">Slouží pouze jako text zobrazený v nápovědě.</text:span></text:p>
        </text:list-item>
        <text:list-item>
          <text:p text:style-name="P8"><text:span text:style-name="T18">Mechanics: </text:span><text:span text:style-name="T9">Singleton třída obsahující hlavní metody k mechanice hry, tedy k </text:span><text:soft-page-break/><text:span text:style-name="T9">samotnému výpočtu celulárního automatu. Udržuje si vlastní instanci hrací plochy, ta je potom pouze předávána instanci GridController k update </text:span><text:span text:style-name="T11">grafických prvků</text:span><text:span text:style-name="T9">. Také obsahuje metodu step(), která se používá pro načtení nové generace automatu.<text:line-break/></text:span><text:span text:style-name="T11">Obsahuje konstantu, která definuje velikost tabulky, na které samotný výpočet automatu probíhá.</text:span></text:p>
        </text:list-item>
        <text:list-item>
          <text:p text:style-name="P11"><text:span text:style-name="T19">CAutomaton: </text:span><text:span text:style-name="T10">Instance této třídy zapouzdřuje vygenerovaný celulární automat, tedy <text:s/>přechodovou funkci spolu s počáteční pozicí. Dále zajišťuje náhodné přiřazení barev konkrétním přechodovým pravidlům </text:span><text:span text:style-name="T13">(tedy číslům v zápisu přechodové funkce ve formátu S/B)</text:span><text:span text:style-name="T10">.</text:span></text:p>
        </text:list-item>
        <text:list-item>
          <text:p text:style-name="P10"><text:span text:style-name="T20">AutomatonGenerator:</text:span><text:span text:style-name="T11"> </text:span><text:span text:style-name="T12">Statická třída zajišťující generování náhodn</text:span><text:span text:style-name="T16">ý</text:span><text:span text:style-name="T12">ch celulárních automatů. Obsahuje celou řadu konstant, které definují vlastnosti, které vygenerované celulární automaty spolu s počáteční pozicí musí splňovat.<text:line-break/>Detaily jsou popsané v další kapitole.</text:span></text:p>
        </text:list-item>
        <text:list-item>
          <text:p text:style-name="P9"><text:span text:style-name="T19">ButtonNode: </text:span><text:span text:style-name="T10">Poskytuje funkce k práci s jednou buňkou hracího automatu, zároveň se stará o barvení objektů Button na hrací ploše v grafickém okně.</text:span></text:p>
        </text:list-item>
      </text:list>
      <text:p text:style-name="P12"><text:span text:style-name="T10">Třída CellularLand1 slouží pouze jako vstup do aplikace a nastavuje počáteční rozměry grafického okna.</text:span></text:p>
      <text:h text:style-name="P26" text:outline-level="1"><text:span text:style-name="T12">Generování celulárních automatů a počátečních pozic</text:span></text:h>
      <text:p text:style-name="P18"><text:span text:style-name="T12">Klíčovým problémem v aplikaci bylo, jak generovat „vhodné“ automat s „vhodnými“ počátečními pozicemi. Například je zjevně nutno se vyvarovat vygenerování automatů, ve kterých po první generaci vymřou veškeré buňky a žádné se nikdy neobnoví. Dále je nežádoucí generovat přechodové funkce takové, že některá přechodová pravidla nebudou nikdy použita ve výpočtu, nebo budou použita pouze výjimečně.</text:span></text:p>
      <text:p text:style-name="P18"><text:span text:style-name="T12">Zvolený postup je následující: </text:span><text:span text:style-name="T13">Nejprve se generuje přechodová funkce. Máme pevně zadaný level, tedy jednoduše generujeme náhodná čísla od 0 do 8 a ty potom náhodně přiřadíme do seznamu S, nebo B.</text:span></text:p>
      <text:p text:style-name="P19"><text:span text:style-name="T13">Když máme přechodovou funkci, snažíme se najít vhodnou počáteční pozici, tedy takovou, aby splňovala následující omezení:</text:span></text:p>
      <text:list xml:id="list2916496811244439555" text:style-name="L3">
        <text:list-item>
          <text:p text:style-name="P20"><text:span text:style-name="T13">Prvních 20 generací automatu s vygenerovanou přechodovou funkcí s danou počáteční pozicí je v každé generaci alespoň jedna živá buňka.</text:span></text:p>
        </text:list-item>
        <text:list-item>
          <text:p text:style-name="P20"><text:span text:style-name="T13">Každé přechodové pravidlo </text:span><text:span text:style-name="T14">bude v prvních 20 generacích použito alespoň 50-krát, tedy alespoň 50-krát nějaká buňka ožije (nebo přežije) kvůli tomuto číslo v přechodové funkci.</text:span></text:p>
        </text:list-item>
        <text:list-item>
          <text:p text:style-name="P21"><text:span text:style-name="T14">Každé pravidlo bude v druhých 10 generacích použito alespoň 10-krát.</text:span></text:p>
        </text:list-item>
      </text:list>
      <text:p text:style-name="P22"><text:span text:style-name="T14">Všechna čísla jsou uvedeny v zdrojovém kódu jako konstanty.</text:span></text:p>
      <text:p text:style-name="P22"><text:span text:style-name="T14">Nutnost prvních dvou podmínek je zřejmá. Třetí podmínka je důležitá proto, abychom zamezili vygenerování počáteční pozice, při které automat například při prvních dvou generacích použije dané pravidlo hodněkrát, ale později už skoro vůbec (počáteční pozice může mít velkou hustotu živých buněk, což se v pozdějších generacích nemusí opakovat).</text:span></text:p>
      <text:p text:style-name="P22"><text:span text:style-name="T14">Počáteční pozice se generuje tak, že se nejprve zvolí obdélník buněk náhodné velikosti a pravděpodobnost, poté se jednoduše pro každou buňku v obdélníku rozhodne na základě pravděpodobnosti, zda bude živá, nebo ne. Po vygenerování pozice se na ní simuluje běh automatu – testuje je vhodnost jako počáteční pozice pro tento konkrétní automat.</text:span></text:p>
      <text:h text:style-name="P27" text:outline-level="1"><text:soft-page-break/><text:span text:style-name="T15">Poznámka</text:span></text:h>
      <text:p text:style-name="P23"><text:span text:style-name="T15">Pro podrobnější dokumentaci zdrojového kódu </text:span><text:span text:style-name="T16">viz</text:span><text:span text:style-name="T15"> vygenerovaný Javado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Black" svg:font-family="'Arial Black'"/>
    <style:font-face style:name="OpenSymbol" svg:font-family="OpenSymbol"/>
    <style:font-face style:name="Arial" svg:font-family="Arial" style:font-family-generic="swiss"/>
    <style:font-face style:name="Calibri" svg:font-family="Calibri" style:font-family-generic="swiss"/>
    <style:font-face style:name="Lucida Sans1" svg:font-family="'Lucida Sans'" style:font-family-generic="swiss"/>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alibri"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size="13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Arial Black" fo:font-size="13pt"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31T20:14:13.06</meta:creation-date>
    <dc:date>2015-09-01T22:32:30.13</dc:date>
    <meta:editing-duration>PT8H47M24S</meta:editing-duration>
    <meta:editing-cycles>15</meta:editing-cycles>
    <meta:generator>LibreOffice/4.0.3.3$Windows_x86 LibreOffice_project/0eaa50a932c8f2199a615e1eb30f7ac74279539</meta:generator>
    <meta:document-statistic meta:table-count="0" meta:image-count="0" meta:object-count="0" meta:page-count="4" meta:paragraph-count="36" meta:word-count="800" meta:character-count="5742" meta:non-whitespace-character-count="4985"/>
  </office:meta>
</office:document-meta>
</file>